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Linux command</text:p>
      <text:p text:style-name="Standard"/>
      <text:p text:style-name="Standard">// remove all files in the directory</text:p>
      <text:p text:style-name="Standard">jerome@master:~/LFD259/SOLUTIONS/s_05/try/secret/toDelete$ for file in $(ls)</text:p>
      <text:p text:style-name="Standard">&gt; do</text:p>
      <text:p text:style-name="Standard">&gt; rm $file</text:p>
      <text:p text:style-name="Standard">&gt; don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16:50:41.510106101</meta:creation-date>
    <meta:generator>LibreOffice/7.1.0.3$Linux_X86_64 LibreOffice_project/10$Build-3</meta:generator>
    <dc:date>2021-02-19T16:55:22.571225462</dc:date>
    <meta:editing-duration>PT4M41S</meta:editing-duration>
    <meta:editing-cycles>2</meta:editing-cycles>
    <meta:document-statistic meta:table-count="0" meta:image-count="0" meta:object-count="0" meta:page-count="1" meta:paragraph-count="6" meta:word-count="21" meta:character-count="150" meta:non-whitespace-character-count="130"/>
  </office:meta>
</office:document-meta>
</file>